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a354b" officeooo:paragraph-rsid="000a354b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0a354b" officeooo:paragraph-rsid="000a354b" style:font-size-asian="15pt" style:font-weight-asian="normal" style:font-size-complex="15pt" style:font-weight-complex="normal"/>
    </style:style>
    <style:style style:name="P3" style:family="paragraph" style:parent-style-name="Nadpis_20_a_20_obsah_7e_LT_7e_Notizen">
      <style:text-properties fo:font-weight="normal" officeooo:rsid="000a354b" officeooo:paragraph-rsid="000a354b" style:font-weight-asian="normal" style:font-weight-complex="normal"/>
    </style:style>
    <style:style style:name="P4" style:family="paragraph" style:parent-style-name="Nadpis_20_a_20_obsah_7e_LT_7e_Notizen">
      <style:text-properties fo:font-size="15pt" fo:font-weight="bold" officeooo:rsid="000a354b" officeooo:paragraph-rsid="000a354b" style:font-size-asian="15pt" style:font-weight-asian="bold" style:font-size-complex="15pt" style:font-weight-complex="bold"/>
    </style:style>
    <style:style style:name="P5" style:family="paragraph" style:parent-style-name="Nadpis_20_a_20_obsah_7e_LT_7e_Notizen">
      <style:text-properties fo:font-size="15pt" fo:font-weight="normal" officeooo:rsid="000a354b" officeooo:paragraph-rsid="000a354b" style:font-size-asian="15pt" style:font-weight-asian="normal" style:font-size-complex="15pt" style:font-weight-complex="normal"/>
    </style:style>
    <style:style style:name="P6" style:family="paragraph" style:parent-style-name="Nadpis_20_a_20_obsah_7e_LT_7e_Notizen">
      <style:paragraph-properties fo:margin-left="0.2362in" fo:margin-right="0in" fo:text-indent="-0.2362in" style:auto-text-indent="false"/>
    </style:style>
    <style:style style:name="P7" style:family="paragraph" style:parent-style-name="Nadpis_20_a_20_obsah_7e_LT_7e_Notizen">
      <style:paragraph-properties fo:margin-left="0.2362in" fo:margin-right="0in" fo:text-align="start" style:justify-single-word="false" fo:text-indent="-0.2362in" style:auto-text-indent="false"/>
    </style:style>
    <style:style style:name="P8" style:family="paragraph" style:parent-style-name="Nadpis_20_a_20_obsah_7e_LT_7e_Notizen">
      <style:paragraph-properties fo:margin-left="0.2362in" fo:margin-right="0in" fo:text-align="start" style:justify-single-word="false" fo:text-indent="-0.2362in" style:auto-text-indent="false"/>
      <style:text-properties fo:font-size="15pt" style:font-size-asian="15pt" style:font-size-complex="15pt"/>
    </style:style>
    <style:style style:name="P9" style:family="paragraph" style:parent-style-name="Nadpis_20_a_20_obsah_7e_LT_7e_Notizen">
      <style:paragraph-properties fo:margin-left="0.2362in" fo:margin-right="0in" fo:text-align="start" style:justify-single-word="false" fo:text-indent="-0.2362in" style:auto-text-indent="false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5pt" style:font-size-asian="15pt"/>
    </style:style>
    <style:style style:name="T3" style:family="text">
      <style:text-properties style:font-name="Liberation Sans1" fo:font-size="18pt" style:font-size-asian="18pt"/>
    </style:style>
    <style:style style:name="T4" style:family="text">
      <style:text-properties style:font-name="Liberation Sans1" fo:font-size="18pt" fo:font-weight="normal" style:font-size-asian="18pt" style:font-weight-asian="normal" style:font-weight-complex="normal"/>
    </style:style>
    <style:style style:name="T5" style:family="text">
      <style:text-properties style:font-name="Liberation Sans1" fo:font-weight="normal" style:font-weight-asian="normal" style:font-weight-complex="normal"/>
    </style:style>
    <style:style style:name="T6" style:family="text">
      <style:text-properties fo:font-size="15pt" style:font-size-asian="15pt"/>
    </style:style>
    <style:style style:name="T7" style:family="text">
      <style:text-properties fo:font-weight="normal" style:font-weight-asian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8pt" style:font-size-asian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íl</text:p>
      <text:p text:style-name="P3"><text:span text:style-name="T2">Dříve než se dostanu k cíli této práce, chtěl bych se krátce </text:span><text:span text:style-name="T6">zmínit o tom, co to vlastně je ECS a proč by ho někdo chtěl používat. </text:span></text:p>
      <text:p text:style-name="P7"><text:span text:style-name="T2"><text:s text:c="2"/>- Návrhový vzor, využívá kompozici místo dědičnosti. </text:span></text:p>
      <text:p text:style-name="P7"><text:span text:style-name="T2"><text:s text:c="2"/>- Entita – ID v systému, Komponent – obsahuje data, Systém </text:span><text:span text:style-name="T6">– obsahuje logiku.</text:span></text:p>
      <text:p text:style-name="P7"><text:span text:style-name="T2"><text:s text:c="2"/>- Výhody – vyhnutí se “super” třídám, problémy s dědičností. </text:span><text:span text:style-name="T6">Možnost měnit chování Entity za běhu, pomocí přidávání/odebírání Komponent.</text:span></text:p>
      <text:p text:style-name="P7"><text:span text:style-name="T2">Konečným cílem je vytvořit knihovnu v jazyce C++, která bude </text:span><text:span text:style-name="T6">jednoduše použitelná jako součást jiných projektů – Cmake.</text:span></text:p>
      <text:p text:style-name="P7"><text:span text:style-name="T2">Součástí programování je tvorba Unit testů, které slouží pro </text:span><text:span text:style-name="T6">potvrzení funkcionality a následně jako regresní testy.</text:span></text:p>
      <text:p text:style-name="P7"><text:span text:style-name="T2">Poslední důležitou částí je dokumentace kódu a příklady </text:span><text:span text:style-name="T6">použití.</text:span></text:p>
      <text:p text:style-name="P1">Návrh řešení(1)</text:p>
      <text:p text:style-name="P5"><text:span text:style-name="T1">Veškerá funkcionalita knihovny je pro uživatele </text:span>přístupná skrz třídu Universe. Požadované funkce deleguje na jednu z manager tříd</text:p>
      <text:p text:style-name="P1">Návrh řešení(2)</text:p>
      <text:p text:style-name="P4"><text:span text:style-name="T1">Mezi oblasti, o které se manager třídy starají jsou: </text:span></text:p>
      <text:p text:style-name="P6"><text:span text:style-name="T2"><text:s text:c="5"/>Systémy – jejich registrace a inicializace. Systém musí </text:span><text:span text:style-name="T6">dědit z třídy System.</text:span></text:p>
      <text:p text:style-name="P6"><text:span text:style-name="T2"><text:s text:c="5"/>Skupiny entit – každý systém definuje, o které Entity (podle </text:span><text:span text:style-name="T6">Komponent) má zájem. Skupiny obsahují seznam Entit, které tomu odpovídají</text:span></text:p>
      <text:p text:style-name="P6"><text:span text:style-name="T2"><text:s text:c="5"/>Komponenty – registrace, přístup, Komponentou může být </text:span><text:span text:style-name="T6">jakákoliv POD.</text:span></text:p>
      <text:p text:style-name="P6"><text:span text:style-name="T2"><text:s text:c="5"/>Entity – ID + generace (zamezení referencí na neexistující </text:span><text:span text:style-name="T6">entity)</text:span></text:p>
      <text:p text:style-name="P1">Návrh řešení(3)</text:p>
      <text:p text:style-name="P5"><text:span text:style-name="T1">Na obrázku lze vidět návrh toku řízení při používání ECS. </text:span></text:p>
      <text:p text:style-name="P7"><text:span text:style-name="T2">Ze začátku je nejdříve potřeba registrovat typy Komponentů, </text:span><text:span text:style-name="T6">následuje přidání Systémů a inicializace celého ECS. </text:span></text:p>
      <text:p text:style-name="P7"><text:span text:style-name="T2">Toto je provedeno jednou pro každý Universe, který bude v </text:span><text:span text:style-name="T6">programu použit. Další akce se již odehrávají ve smyčce - </text:span></text:p>
      <text:p text:style-name="P7"><text:span text:style-name="T2"><text:s text:c="4"/>1) Systémy iterují přes seznamy Entit</text:span></text:p>
      <text:p text:style-name="P7"><text:span text:style-name="T2"><text:s text:c="6"/>a) Přidávání/odebírání Entit</text:span></text:p>
      <text:p text:style-name="P7"><text:span text:style-name="T2"><text:s text:c="6"/>b) Přidávíní/odebírání Komponent</text:span></text:p>
      <text:p text:style-name="P7"><text:span text:style-name="T2"><text:s text:c="4"/>2) Po dokončení práce, kdy Systémy již nepracují s </text:span><text:span text:style-name="T6">přiřazenými skupinami Entit je zavolán refresh.</text:span></text:p>
      <text:p text:style-name="P7"><text:soft-page-break/><text:span text:style-name="T2"><text:s text:c="4"/>3) Během refresh se dokončí akce přidávání a odebírání, a </text:span><text:span text:style-name="T6">obnoví se skupiny Entit.</text:span></text:p>
      <text:p text:style-name="P7"><text:span text:style-name="T2">Při návrhu jsem se zaměřil na to, aby bylo možné k systému </text:span><text:span text:style-name="T6">přistupovat paralelně, toto vyžadovalo, aby některé akce byly provedeny na dvakrát (přidávání, odebírání).</text:span></text:p>
      <text:p text:style-name="P1">Aktuální stav</text:p>
      <text:p text:style-name="P5"><text:span text:style-name="T1">Při návrhu jsem pro jednotlivé části vytvářel </text:span>prototypy, ověření funkčnosti návrhu.</text:p>
      <text:p text:style-name="P8"><text:span text:style-name="T1">Vytvořen jednoduchý nástroj pro Unit testy a </text:span>profilování.</text:p>
      <text:p text:style-name="P8"><text:span text:style-name="T1">Podle návrhu jsou zatím implementované třídy filtr, </text:span>bitset, entita + id a generátor ID.</text:p>
      <text:p text:style-name="P1">Plán řešení</text:p>
      <text:p text:style-name="P5"><text:span text:style-name="T1">První částí bude dokončení implementace podle </text:span>dříve uvedeného návrhu, prozatím bez plné podpory paralelizmu. Součástí bude také psaní testů.</text:p>
      <text:p text:style-name="P9"><text:span text:style-name="T1">Následovat bude implementace paralelizmu, </text:span>pokročilejší typy Systémů a úložišť Komponentů.</text:p>
      <text:p text:style-name="P9"><text:span text:style-name="T1">Dále je tvorba příkladů použití – pravděpodobně </text:span>drobná hra a nakonec optimalizace datových struktu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ázdný_7e_LT_7e_Gliederung_20_1" style:display-name="Prázdný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ázdný_7e_LT_7e_Gliederung_20_2" style:display-name="Prázdný~LT~Gliederung 2" style:family="paragraph" style:parent-style-name="Prázdný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ázdný_7e_LT_7e_Gliederung_20_3" style:display-name="Prázdný~LT~Gliederung 3" style:family="paragraph" style:parent-style-name="Prázdný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ázdný_7e_LT_7e_Gliederung_20_4" style:display-name="Prázdný~LT~Gliederung 4" style:family="paragraph" style:parent-style-name="Prázdný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ázdný_7e_LT_7e_Gliederung_20_5" style:display-name="Prázdný~LT~Gliederung 5" style:family="paragraph" style:parent-style-name="Prázdný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ázdný_7e_LT_7e_Gliederung_20_6" style:display-name="Prázdný~LT~Gliederung 6" style:family="paragraph" style:parent-style-name="Prázdný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ázdný_7e_LT_7e_Gliederung_20_7" style:display-name="Prázdný~LT~Gliederung 7" style:family="paragraph" style:parent-style-name="Prázdný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ázdný_7e_LT_7e_Gliederung_20_8" style:display-name="Prázdný~LT~Gliederung 8" style:family="paragraph" style:parent-style-name="Prázdný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ázdný_7e_LT_7e_Gliederung_20_9" style:display-name="Prázdný~LT~Gliederung 9" style:family="paragraph" style:parent-style-name="Prázdný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ázdný_7e_LT_7e_Titel" style:display-name="Prázdný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ázdný_7e_LT_7e_Untertitel" style:display-name="Prázdný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ázdný_7e_LT_7e_Notizen" style:display-name="Prázdný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ázdný_7e_LT_7e_Hintergrundobjekte" style:display-name="Prázdný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ázdný_7e_LT_7e_Hintergrund" style:display-name="Prázdný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Úvodní_20_snímek_7e_LT_7e_Gliederung_20_1" style:display-name="Úvodní snímek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Úvodní_20_snímek_7e_LT_7e_Gliederung_20_2" style:display-name="Úvodní snímek~LT~Gliederung 2" style:family="paragraph" style:parent-style-name="Úvodní_20_snímek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Úvodní_20_snímek_7e_LT_7e_Gliederung_20_3" style:display-name="Úvodní snímek~LT~Gliederung 3" style:family="paragraph" style:parent-style-name="Úvodní_20_snímek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Úvodní_20_snímek_7e_LT_7e_Gliederung_20_4" style:display-name="Úvodní snímek~LT~Gliederung 4" style:family="paragraph" style:parent-style-name="Úvodní_20_snímek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Úvodní_20_snímek_7e_LT_7e_Gliederung_20_5" style:display-name="Úvodní snímek~LT~Gliederung 5" style:family="paragraph" style:parent-style-name="Úvodní_20_snímek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Úvodní_20_snímek_7e_LT_7e_Gliederung_20_6" style:display-name="Úvodní snímek~LT~Gliederung 6" style:family="paragraph" style:parent-style-name="Úvodní_20_snímek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Úvodní_20_snímek_7e_LT_7e_Gliederung_20_7" style:display-name="Úvodní snímek~LT~Gliederung 7" style:family="paragraph" style:parent-style-name="Úvodní_20_snímek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Úvodní_20_snímek_7e_LT_7e_Gliederung_20_8" style:display-name="Úvodní snímek~LT~Gliederung 8" style:family="paragraph" style:parent-style-name="Úvodní_20_snímek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Úvodní_20_snímek_7e_LT_7e_Gliederung_20_9" style:display-name="Úvodní snímek~LT~Gliederung 9" style:family="paragraph" style:parent-style-name="Úvodní_20_snímek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Úvodní_20_snímek_7e_LT_7e_Titel" style:display-name="Úvodní sníme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Úvodní_20_snímek_7e_LT_7e_Untertitel" style:display-name="Úvodní sníme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Úvodní_20_snímek_7e_LT_7e_Notizen" style:display-name="Úvodní sníme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Úvodní_20_snímek_7e_LT_7e_Hintergrundobjekte" style:display-name="Úvodní sníme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Úvodní_20_snímek_7e_LT_7e_Hintergrund" style:display-name="Úvodní sníme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adpis_20_a_20_obsah_7e_LT_7e_Gliederung_20_1" style:display-name="Nadpis a obsah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Nadpis_20_a_20_obsah_7e_LT_7e_Gliederung_20_2" style:display-name="Nadpis a obsah~LT~Gliederung 2" style:family="paragraph" style:parent-style-name="Nadpis_20_a_20_obsah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adpis_20_a_20_obsah_7e_LT_7e_Gliederung_20_3" style:display-name="Nadpis a obsah~LT~Gliederung 3" style:family="paragraph" style:parent-style-name="Nadpis_20_a_20_obsah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dpis_20_a_20_obsah_7e_LT_7e_Gliederung_20_4" style:display-name="Nadpis a obsah~LT~Gliederung 4" style:family="paragraph" style:parent-style-name="Nadpis_20_a_20_obsah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dpis_20_a_20_obsah_7e_LT_7e_Gliederung_20_5" style:display-name="Nadpis a obsah~LT~Gliederung 5" style:family="paragraph" style:parent-style-name="Nadpis_20_a_20_obsah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dpis_20_a_20_obsah_7e_LT_7e_Gliederung_20_6" style:display-name="Nadpis a obsah~LT~Gliederung 6" style:family="paragraph" style:parent-style-name="Nadpis_20_a_20_obsah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dpis_20_a_20_obsah_7e_LT_7e_Gliederung_20_7" style:display-name="Nadpis a obsah~LT~Gliederung 7" style:family="paragraph" style:parent-style-name="Nadpis_20_a_20_obsah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dpis_20_a_20_obsah_7e_LT_7e_Gliederung_20_8" style:display-name="Nadpis a obsah~LT~Gliederung 8" style:family="paragraph" style:parent-style-name="Nadpis_20_a_20_obsah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dpis_20_a_20_obsah_7e_LT_7e_Gliederung_20_9" style:display-name="Nadpis a obsah~LT~Gliederung 9" style:family="paragraph" style:parent-style-name="Nadpis_20_a_20_obsah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dpis_20_a_20_obsah_7e_LT_7e_Titel" style:display-name="Nadpis a obsah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Nadpis_20_a_20_obsah_7e_LT_7e_Untertitel" style:display-name="Nadpis a obsah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Nadpis_20_a_20_obsah_7e_LT_7e_Notizen" style:display-name="Nadpis a obsah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Nadpis_20_a_20_obsah_7e_LT_7e_Hintergrundobjekte" style:display-name="Nadpis a obsah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adpis_20_a_20_obsah_7e_LT_7e_Hintergrund" style:display-name="Nadpis a obsah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4:37:22.863264315</meta:creation-date>
    <dc:date>2017-01-30T14:55:40.987880481</dc:date>
    <meta:editing-duration>PT18M19S</meta:editing-duration>
    <meta:editing-cycles>1</meta:editing-cycles>
    <meta:generator>LibreOffice/5.2.3.3$Linux_X86_64 LibreOffice_project/20$Build-3</meta:generator>
    <meta:document-statistic meta:table-count="0" meta:image-count="0" meta:object-count="0" meta:page-count="2" meta:paragraph-count="34" meta:word-count="376" meta:character-count="2631" meta:non-whitespace-character-count="2223"/>
  </office:meta>
</office:document-meta>
</file>